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bullet text:level="3" text:style-name="WW_CharLFO1LVL3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bullet text:level="3" text:style-name="WW_CharLFO2LVL3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list-style-name="LFO1" style:family="paragraph"/>
    <style:style style:name="T4" style:parent-style-name="Absatz-Standardschriftar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list-style-name="LFO2" style:family="paragraph"/>
    <style:style style:name="T9" style:parent-style-name="Absatz-Standardschriftart" style:family="text">
      <style:text-properties fo:font-style="italic" style:font-style-asian="italic" style:font-style-complex="italic"/>
    </style:style>
    <style:style style:name="T10" style:parent-style-name="Absatz-Standardschriftart" style:family="text">
      <style:text-properties fo:font-style="italic" style:font-style-asian="italic" style:font-style-complex="italic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>
      <style:text-properties fo:font-weight="bold" style:font-weight-asian="bold" style:font-weight-complex="bold"/>
    </style:style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/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/>
    <style:style style:name="T19" style:parent-style-name="Absatz-Standardschriftart" style:family="text">
      <style:text-properties style:font-weight-complex="bold"/>
    </style:style>
    <style:style style:name="P20" style:parent-style-name="Standard" style:list-style-name="LFO1" style:family="paragraph"/>
  </office:automatic-styles>
  <office:body>
    <office:text text:use-soft-page-breaks="true">
      <text:p text:style-name="P1">Oft auftretende Fehlerfälle</text:p>
      <text:p text:style-name="P2"/>
      <text:list text:style-name="LFO1" text:continue-numbering="true">
        <text:list-item>
          <text:p text:style-name="P3"><text:span text:style-name="T4">Einpflegen neuer Assets</text:span></text:p>
          <text:list text:continue-numbering="true">
            <text:list-item>
              <text:p text:style-name="P5">Generell gilt, sobald neue Assets eingefügt wurden, müssen im „Package Explorer“ unter Eclipse, alle<text:s/>Projektordner markiert und anschließend „refresht“ (Taste F5) werden. Ebenfalls empfiehlt es sich unter dem Reiter „Project“ → „Clean...“ das gesamte Projekt einmal zu synchronisieren.</text:p>
            </text:list-item>
          </text:list>
        </text:list-item>
        <text:list-item>
          <text:p text:style-name="P6"><text:span text:style-name="T7">Einpflegen neuer Bilder</text:span></text:p>
        </text:list-item>
      </text:list>
      <text:list text:style-name="LFO2" text:continue-numbering="true">
        <text:list-item>
          <text:list>
            <text:list-item>
              <text:p text:style-name="P8">Wurden neue Bilder in den Ordner<text:s/><text:span text:style-name="T9">/assets/pictu</text:span><text:span text:style-name="T10">res/</text:span><text:s/>eingefügt, so muss anschließend die main-Methode in der Klasse<text:s/><text:span text:style-name="T11">com.haw.projecthorse.desktop.Packer.java</text:span><text:s/>gestartet werden, damit für die neuen Bilder eine neue *.atlas-Datei erstellt wird. Siehe hierzu auch Punkt „1. Einpflegen neue Assets“.</text:p>
            </text:list-item>
          </text:list>
        </text:list-item>
      </text:list>
      <text:list text:style-name="LFO1" text:continue-numbering="true">
        <text:list-item>
          <text:p text:style-name="P12">JSON-Datei<text:s/>bei Navigator</text:p>
          <text:list text:continue-numbering="true">
            <text:list-item>
              <text:p text:style-name="P13">In der GameConfig.json wird die Menü Navigation hinterlegt. Hierbei ist es wichtig den <text:s/>Klassennamen korrekt anzugeben.</text:p>
            </text:list-item>
          </text:list>
        </text:list-item>
        <text:list-item>
          <text:p text:style-name="P14"><text:span text:style-name="T15">JSON Serialize Exception</text:span></text:p>
          <text:list text:continue-numbering="true">
            <text:list-item>
              <text:p text:style-name="P16">Wenn beim Laden eines Spielstandes eine Exception auftritt, fehlt meist ein parameterloser Konstruktor in einer Klasse, die im Spielstand gespeichert wird.</text:p>
            </text:list-item>
          </text:list>
        </text:list-item>
        <text:list-item>
          <text:p text:style-name="P17">Umlaute in Dateinamen</text:p>
          <text:list text:continue-numbering="true">
            <text:list-item>
              <text:p text:style-name="P18"><text:span text:style-name="T19">Wenn die apk nicht generiert werden kann, kann dies an Umlauten in Dateinamen liegen. Umlaute sind nicht erlaubt.</text:span></text:p>
            </text:list-item>
            <text:list-item>
              <text:p text:style-name="P20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bullet text:level="3" text:style-name="WW_CharLFO1LVL3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bullet text:level="3" text:style-name="WW_CharLFO2LVL3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ilde </meta:initial-creator>
    <dc:creator>Oliver Niebsch</dc:creator>
    <meta:creation-date>2015-01-07T14:48:00Z</meta:creation-date>
    <dc:date>2015-01-12T11:01:00Z</dc:date>
    <meta:template xlink:href="Normal.dotm" xlink:type="simple"/>
    <meta:editing-cycles>27</meta:editing-cycles>
    <meta:editing-duration>PT0S</meta:editing-duration>
    <meta:document-statistic meta:page-count="1" meta:paragraph-count="2" meta:word-count="153" meta:character-count="1116" meta:row-count="8" meta:non-whitespace-character-count="965"/>
  </office:meta>
</office:document-meta>
</file>